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officeooo:rsid="0015ebd8" officeooo:paragraph-rsid="0015ebd8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weight="bold" officeooo:rsid="0015ebd8" officeooo:paragraph-rsid="0015ebd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0pt" officeooo:rsid="0015ebd8" officeooo:paragraph-rsid="0015ebd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0pt" officeooo:rsid="0018211d" officeooo:paragraph-rsid="0018211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0pt" fo:font-weight="normal" officeooo:rsid="0015ebd8" officeooo:paragraph-rsid="001c70d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0pt" fo:font-weight="bold" officeooo:rsid="001c70d5" officeooo:paragraph-rsid="001c70d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ff" style:font-name="DejaVu Sans Condensed" fo:font-size="10pt" officeooo:rsid="001c70d5" officeooo:paragraph-rsid="001c70d5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ff" style:font-name="DejaVu Sans Condensed" fo:font-size="10pt" fo:font-weight="normal" officeooo:rsid="001c70d5" officeooo:paragraph-rsid="001c70d5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size="8pt" officeooo:rsid="001701ed" officeooo:paragraph-rsid="001701ed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size="8pt" officeooo:rsid="0018211d" officeooo:paragraph-rsid="0018211d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DejaVu Sans Condensed" fo:font-size="8pt" officeooo:rsid="0018211d" officeooo:paragraph-rsid="0018211d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size="8pt" officeooo:rsid="00189dd7" officeooo:paragraph-rsid="00189dd7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size="8pt" officeooo:rsid="0018e438" officeooo:paragraph-rsid="0018e438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size="8pt" officeooo:rsid="001d7ee0" officeooo:paragraph-rsid="001d7ee0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0000ff" style:font-name="DejaVu Sans Condensed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8000" style:font-name="DejaVu Sans Condensed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color="#008000" style:font-name="DejaVu Sans Condensed" fo:font-size="8pt" officeooo:rsid="001d7ee0" officeooo:paragraph-rsid="001d7ee0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color="#0000ff" style:font-name="DejaVu Sans Condensed" officeooo:rsid="0015ebd8" officeooo:paragraph-rsid="0015ebd8"/>
    </style:style>
    <style:style style:name="P20" style:family="paragraph" style:parent-style-name="Standard">
      <style:paragraph-properties fo:text-align="start" style:justify-single-word="false"/>
      <style:text-properties fo:color="#0000ff" style:font-name="DejaVu Sans Condensed" fo:font-size="10pt" officeooo:rsid="001c70d5" officeooo:paragraph-rsid="001c70d5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DejaVu Sans Condensed" officeooo:rsid="0015ebd8" officeooo:paragraph-rsid="001821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8211d"/>
    </style:style>
    <style:style style:name="T6" style:family="text">
      <style:text-properties officeooo:rsid="001c70d5"/>
    </style:style>
    <style:style style:name="T7" style:family="text">
      <style:text-properties fo:color="#0000ff" fo:font-size="10pt" style:font-size-asian="10pt" style:font-size-complex="10pt"/>
    </style:style>
    <style:style style:name="T8" style:family="text">
      <style:text-properties fo:color="#0000ff" officeooo:rsid="0020a414"/>
    </style:style>
    <style:style style:name="T9" style:family="text">
      <style:text-properties fo:color="#0000ff" officeooo:rsid="002188ba"/>
    </style:style>
    <style:style style:name="T10" style:family="text">
      <style:text-properties fo:color="#0000ff" style:font-name="DejaVu Sans Condensed" officeooo:rsid="002188ba"/>
    </style:style>
    <style:style style:name="T11" style:family="text">
      <style:text-properties fo:color="#0000ff" style:font-name="DejaVu Sans Condensed" fo:font-weight="normal" officeooo:rsid="002188ba" style:font-weight-asian="normal" style:font-weight-complex="normal"/>
    </style:style>
    <style:style style:name="T12" style:family="text">
      <style:text-properties officeooo:rsid="001d7ee0"/>
    </style:style>
    <style:style style:name="T13" style:family="text">
      <style:text-properties officeooo:rsid="0020a414"/>
    </style:style>
    <style:style style:name="T14" style:family="text">
      <style:text-properties officeooo:rsid="002188ba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NARUDŽBENICA br.<text:tab/><text:tab/><text:tab/><text:span text:style-name="T2">Datum:</text:span> </text:p>
      <text:p text:style-name="P1"/>
      <text:p text:style-name="P1"><draw:frame draw:style-name="fr1" draw:name="Frame1" text:anchor-type="paragraph" svg:x="0.44mm" svg:y="0.55mm" svg:width="67.93mm" draw:z-index="0"><draw:text-box fo:min-height="26.11mm"><text:p text:style-name="P3"><text:span text:style-name="T1">Kupac</text:span>: </text:p><text:p text:style-name="P3">SVEUČILIŠTE U ZAGREBU</text:p><text:p text:style-name="P3">FILOZOFSKI FAKULTET</text:p><text:p text:style-name="P3">ZAGREB, I. Lučića 3</text:p><text:p text:style-name="P3">OIB: 90633715804</text:p></draw:text-box></draw:frame><draw:frame draw:style-name="fr1" draw:name="Frame2" text:anchor-type="paragraph" svg:x="96.8mm" svg:y="0.83mm" svg:width="71.31mm" draw:z-index="1"><draw:text-box fo:min-height="25.59mm"><text:p text:style-name="P3"><text:span text:style-name="T1">Dobavljač</text:span>:</text:p><text:p text:style-name="P7"/></draw:text-box></draw:frame></text:p>
      <text:p text:style-name="P1"><text:s/><text:tab/></text:p>
      <text:p text:style-name="P1"/>
      <text:p text:style-name="P1"/>
      <text:p text:style-name="P1"/>
      <text:p text:style-name="P1"/>
      <text:p text:style-name="P1"><text:span text:style-name="T4">žiro-račun: 2360000-1101311177<text:tab/><text:tab/><text:tab/><text:tab/><text:tab/></text:span><text:span text:style-name="T3">Prilikom izrade računa obavezno se <text:tab/><text:tab/><text:tab/><text:tab/><text:tab/><text:tab/><text:tab/><text:tab/> <text:s text:c="5"/><text:tab/>pozovite na broj narudžbenice.</text:span></text:p>
      <text:p text:style-name="P3">način plaćanja: virmanom</text:p>
      <text:p text:style-name="P19"><draw:frame draw:style-name="fr1" draw:name="Frame3" text:anchor-type="paragraph" svg:x="0.16mm" svg:y="4.39mm" svg:width="168.31mm" draw:z-index="2"><draw:text-box fo:min-height="17.85mm"><text:p text:style-name="P6">Lokacija za isporuku</text:p><text:p text:style-name="P5">Knjižnic<text:span text:style-name="T6">a </text:span>Filozofskog fakulteta</text:p><text:p text:style-name="P8"/><text:p text:style-name="P8"/></draw:text-box></draw:frame><text:span text:style-name="T4"/></text:p>
      <text:p text:style-name="P3"/>
      <text:p text:style-name="P3"><text:tab/><text:tab/><text:tab/><text:tab/><text:tab/><text:tab/><text:tab/><text:tab/><text:tab/>_____________________________</text:p>
      <text:p text:style-name="P3"><text:tab/><text:tab/><text:tab/><text:tab/><text:tab/><text:tab/><text:tab/><text:tab/><text:tab/> <text:s text:c="4"/>Potpis odgovor<text:span text:style-name="T5">n</text:span>e osobe</text:p>
      <text:p text:style-name="P1"/>
      <text:p text:style-name="P1"/>
      <text:p text:style-name="P4">Popis naslova za narudžbu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jana </meta:initial-creator>
    <meta:creation-date>2016-01-08T10:49:09.400165265</meta:creation-date>
    <dc:date>2016-01-13T15:17:28.124752661</dc:date>
    <meta:editing-duration>P1DT23H2M19S</meta:editing-duration>
    <meta:editing-cycles>8</meta:editing-cycles>
    <meta:generator>LibreOffice/5.0.4.2$Linux_X86_64 LibreOffice_project/00m0$Build-2</meta:generator>
    <meta:printed-by>Marijana </meta:printed-by>
    <meta:print-date>2016-01-08T11:53:08.230924568</meta:print-date>
    <meta:document-statistic meta:table-count="0" meta:image-count="0" meta:object-count="0" meta:page-count="1" meta:paragraph-count="15" meta:word-count="44" meta:character-count="412" meta:non-whitespace-character-count="331"/>
  </office:meta>
</office:document-meta>
</file>